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22cm" fo:min-width="1.564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2.417cm" fo:min-width="2.421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2.417cm" fo:min-width="2.781cm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2.417cm" fo:min-width="2.656cm"/>
    </style:style>
    <style:style style:name="gr6" style:family="graphic" style:parent-style-name="standard">
      <style:graphic-properties draw:textarea-horizontal-align="justify" draw:textarea-vertical-align="middle" draw:auto-grow-height="false" fo:min-height="2.282cm" fo:min-width="1.94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2.322cm" fo:min-width="1.5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86cm" svg:height="2.794cm" svg:x="1.254cm" svg:y="7.985cm">
          <text:p text:style-name="P1">RADAR<text:line-break/>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921cm" svg:height="2.667cm" svg:x="4.964cm" svg:y="8.112cm">
          <text:p text:style-name="P1">clutter<text:line-break/>remova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667cm" svg:x="9.264cm" svg:y="8.112cm">
          <text:p text:style-name="P1">residual<text:line-break/>clutter<text:line-break/>filt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81cm" svg:height="2.667cm" svg:x="13.464cm" svg:y="8.112cm">
          <text:p text:style-name="P1"><text:span text:style-name="T1">PHIDP</text:span><text:span text:style-name="T1"><text:line-break/></text:span><text:span text:style-name="T1">&amp; KDP</text:span><text:span text:style-name="T1"><text:line-break/></text:span><text:span text:style-name="T1">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3.567cm" svg:y1="9.382cm" svg:x2="4.964cm" svg:y2="9.382cm">
          <text:p/>
        </draw:line>
        <draw:line draw:style-name="gr4" draw:text-style-name="P3" draw:layer="layout" svg:x1="7.867cm" svg:y1="9.382cm" svg:x2="9.264cm" svg:y2="9.382cm">
          <text:p/>
        </draw:line>
        <draw:line draw:style-name="gr4" draw:text-style-name="P3" draw:layer="layout" svg:x1="12.167cm" svg:y1="9.382cm" svg:x2="13.564cm" svg:y2="9.382cm">
          <text:p/>
        </draw:line>
        <draw:line draw:style-name="gr4" draw:text-style-name="P3" draw:layer="layout" svg:x1="16.767cm" svg:y1="9.382cm" svg:x2="18.164cm" svg:y2="9.382cm">
          <text:p/>
        </draw:line>
        <draw:custom-shape draw:style-name="gr5" draw:text-style-name="P2" draw:layer="layout" svg:width="3.156cm" svg:height="2.667cm" svg:x="18.164cm" svg:y="8.112cm">
          <text:p text:style-name="P1">attenuation<text:line-break/>correctio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02cm" svg:height="2.794cm" svg:x="22.555cm" svg:y="7.986cm">
          <text:p text:style-name="P1">Modified<text:line-break/>RADAR<text:line-break/>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21.267cm" svg:y1="9.382cm" svg:x2="22.664cm" svg:y2="9.382cm">
          <text:p/>
        </draw:line>
        <draw:custom-shape draw:style-name="gr7" draw:text-style-name="P2" draw:layer="layout" svg:width="2.286cm" svg:height="2.794cm" svg:x="3.155cm" svg:y="4.086cm">
          <text:p text:style-name="P1">clutter<text:line-break/>ma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2.286cm" svg:height="2.794cm" svg:x="16.156cm" svg:y="4.187cm">
          <text:p text:style-name="P1">melting<text:line-break/>lay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4.175cm" svg:y1="6.842cm" svg:x2="4.175cm" svg:y2="9.382cm">
          <text:p/>
        </draw:line>
        <draw:line draw:style-name="gr4" draw:text-style-name="P3" draw:layer="layout" svg:x1="17.355cm" svg:y1="6.969cm" svg:x2="17.275cm" svg:y2="9.38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04T16:38:54.813335645</meta:creation-date>
    <dc:date>2019-12-04T16:59:03.318851465</dc:date>
    <meta:editing-duration>PT9M58S</meta:editing-duration>
    <meta:editing-cycles>1</meta:editing-cycles>
    <meta:document-statistic meta:object-count="15"/>
    <meta:generator>LibreOffice/6.3.3.2$Linux_X86_64 LibreOffice_project/30$Build-2</meta:generator>
  </office:meta>
</office:document-meta>
</file>